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</office:font-face-decls>
  <office:automatic-styles>
    <style:style style:name="P1" style:family="paragraph" style:parent-style-name="Standard">
      <style:text-properties officeooo:paragraph-rsid="0013bb05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dbe5f1"/>
      <style:paragraph-properties style:writing-mode="lr-tb"/>
    </style:style>
    <style:style style:name="P4" style:family="paragraph">
      <style:paragraph-properties fo:margin-top="0in" fo:margin-bottom="0in" fo:line-height="100%" fo:text-align="end" style:writing-mode="lr-tb"/>
    </style:style>
    <style:style style:name="P5" style:family="paragraph">
      <loext:graphic-properties draw:fill="none" draw:fill-color="#ffffff"/>
      <style:paragraph-properties fo:margin-top="0in" fo:margin-bottom="0in" fo:line-height="100%" fo:text-align="end" style:writing-mode="lr-tb"/>
    </style:style>
    <style:style style:name="P6" style:family="paragraph">
      <style:paragraph-properties fo:margin-top="0in" fo:margin-bottom="0in" fo:line-height="100%" fo:text-align="center" style:writing-mode="lr-tb"/>
    </style:style>
    <style:style style:name="P7" style:family="paragraph">
      <loext:graphic-properties draw:fill="none" draw:fill-color="#ffffff"/>
      <style:paragraph-properties fo:margin-top="0in" fo:margin-bottom="0in" fo:line-height="100%" fo:text-align="center" style:writing-mode="lr-tb"/>
    </style:style>
    <style:style style:name="P8" style:family="paragraph">
      <loext:graphic-properties draw:fill="solid" draw:fill-color="#ffffff"/>
      <style:paragraph-properties style:writing-mode="tb-rl"/>
    </style:style>
    <style:style style:name="P9" style:family="paragraph">
      <loext:graphic-properties draw:fill="solid" draw:fill-color="#ffffff"/>
      <style:paragraph-properties style:writing-mode="lr-tb"/>
    </style:style>
    <style:style style:name="T1" style:family="text">
      <style:text-properties style:use-window-font-color="true" loext:opacity="0%" style:font-name="Arial" fo:font-size="8pt" fo:language="en" fo:country="US" style:font-name-asian="SimSun" style:font-size-asian="8pt" style:font-name-complex="Arial" style:font-size-complex="8pt" style:language-complex="ar" style:country-complex="SA"/>
    </style:style>
    <style:style style:name="T2" style:family="text">
      <style:text-properties style:use-window-font-color="true" loext:opacity="0%" style:font-name="Arial" fo:font-size="8pt" fo:language="en" fo:country="US" fo:font-weight="bold" style:font-name-asian="SimSun" style:font-size-asian="8pt" style:font-weight-asian="bold" style:font-name-complex="Arial" style:font-size-complex="8pt" style:language-complex="ar" style:country-complex="SA"/>
    </style:style>
    <style:style style:name="T3" style:family="text">
      <style:text-properties style:use-window-font-color="true" loext:opacity="0%" style:font-name="Arial" fo:font-size="8pt" fo:language="en" fo:country="GB" style:font-name-asian="SimSun" style:font-size-asian="8pt" style:font-name-complex="Arial" style:font-size-complex="8pt" style:language-complex="ar" style:country-complex="SA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dbe5f1" draw:textarea-horizontal-align="left" draw:textarea-vertical-align="top" draw:auto-grow-height="false" fo:min-height="1.261in" fo:min-width="0.3252in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foreground"/>
      <style:paragraph-properties style:writing-mode="lr-tb"/>
    </style:style>
    <style:style style:name="gr5" style:family="graphic">
      <style:graphic-properties draw:stroke="solid" svg:stroke-width="0.0138in" svg:stroke-color="#000000" draw:stroke-linejoin="miter" draw:fill="none" draw:fill-color="#dbe5f1" draw:textarea-horizontal-align="left" draw:textarea-vertical-align="top" draw:auto-grow-height="false" fo:min-height="4.1953in" fo:min-width="3.072in" fo:padding-top="0.0902in" fo:padding-bottom="0.0902in" fo:padding-left="0.1736in" fo:padding-right="0.1736in" fo:wrap-option="wrap" draw:shadow-color="#808080" style:run-through="foreground"/>
    </style:style>
    <style:style style:name="gr6" style:family="graphic">
      <style:graphic-properties draw:stroke="solid" svg:stroke-width="0.0102in" svg:stroke-color="#000000" draw:stroke-linejoin="miter" draw:fill="solid" draw:fill-color="#ffffff" draw:textarea-horizontal-align="right" draw:textarea-vertical-align="top" draw:auto-grow-height="false" fo:min-height="3.5835in" fo:min-width="0in" fo:padding-top="0.0902in" fo:padding-bottom="0.0902in" fo:padding-left="0.1736in" fo:padding-right="0.1736in" fo:wrap-option="wrap" draw:shadow-color="#808080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foreground"/>
    </style:style>
    <style:style style:name="gr8" style:family="graphic">
      <style:graphic-properties draw:stroke="solid" svg:stroke-width="0.0138in" svg:stroke-color="#000000" draw:stroke-linejoin="miter" draw:fill="none" draw:fill-color="#dbe5f1" draw:textarea-horizontal-align="left" draw:textarea-vertical-align="top" draw:auto-grow-height="false" fo:min-height="1.261in" fo:min-width="0.4366in" fo:padding-top="0.0902in" fo:padding-bottom="0.0902in" fo:padding-left="0.1736in" fo:padding-right="0.1736in" fo:wrap-option="wrap" draw:shadow-color="#808080" style:run-through="foreground"/>
    </style:style>
    <style:style style:name="gr9" style:family="graphic">
      <style:graphic-properties draw:stroke="solid" svg:stroke-width="0.0138in" svg:stroke-color="#5a5a5a" draw:stroke-linejoin="miter" draw:fill="none" draw:fill-color="#dbe5f1" draw:textarea-horizontal-align="left" draw:textarea-vertical-align="top" draw:auto-grow-height="false" fo:min-height="4.6807in" fo:min-width="3.9134in" fo:padding-top="0.0902in" fo:padding-bottom="0.0902in" fo:padding-left="0.1736in" fo:padding-right="0.1736in" fo:wrap-option="wrap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.0102in" svg:stroke-color="#000000" draw:marker-start="msArrowEnd_20_5" draw:marker-start-width="0.0835in" draw:marker-start-center="false" draw:marker-end="msArrowEnd_20_5" draw:marker-end-width="0.0835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style:run-through="foreground"/>
    </style:style>
    <style:style style:name="gr12" style:family="graphic">
      <style:graphic-properties draw:stroke="solid" svg:stroke-width="0.0138in" svg:stroke-color="#5a5a5a" draw:stroke-linejoin="miter" draw:fill="none" draw:fill-color="#dbe5f1" draw:textarea-horizontal-align="left" draw:textarea-vertical-align="top" draw:auto-grow-height="false" fo:min-height="5.2673in" fo:min-width="5.3in" fo:padding-top="0.0902in" fo:padding-bottom="0.0902in" fo:padding-left="0.1736in" fo:padding-right="0.1736in" fo:wrap-option="wrap" draw:shadow-color="#808080" style:run-through="foreground"/>
    </style:style>
    <style:style style:name="gr13" style:family="graphic">
      <style:graphic-properties draw:stroke="solid" svg:stroke-width="0.0138in" svg:stroke-color="#000000" draw:stroke-linejoin="miter" draw:fill="none" draw:fill-color="#dbe5f1" draw:textarea-horizontal-align="left" draw:textarea-vertical-align="top" draw:auto-grow-height="false" fo:min-height="0.1646in" fo:min-width="0.3252in" fo:padding-top="0.0902in" fo:padding-bottom="0.0902in" fo:padding-left="0.1736in" fo:padding-right="0.1736in" fo:wrap-option="wrap" draw:shadow-color="#808080" style:run-through="foreground"/>
    </style:style>
    <style:style style:name="gr14" style:family="graphic">
      <style:graphic-properties draw:stroke="solid" svg:stroke-width="0.0138in" svg:stroke-color="#000000" draw:stroke-linejoin="miter" draw:fill="solid" draw:fill-color="#ffffff" draw:textarea-horizontal-align="left" draw:textarea-vertical-align="top" draw:auto-grow-height="false" fo:min-height="1.3102in" fo:min-width="0in" fo:padding-top="0.0902in" fo:padding-bottom="0.0902in" fo:padding-left="0.1736in" fo:padding-right="0.1736in" fo:wrap-option="wrap" draw:shadow-color="#808080" style:run-through="foreground"/>
    </style:style>
    <style:style style:name="gr15" style:family="graphic">
      <style:graphic-properties draw:stroke="solid" svg:stroke-width="0.0102in" svg:stroke-color="#000000" draw:marker-start="msArrowEnd_20_5" draw:marker-start-width="0.0835in" draw:marker-start-center="false" draw:marker-end="msArrowEnd_20_5" draw:marker-end-width="0.0835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.248in" draw:start-line-spacing-vertical="0.248in" draw:end-line-spacing-horizontal="0.248in" draw:end-line-spacing-vertical="0.248in" style:run-through="foreground"/>
    </style:style>
    <style:style style:name="gr16" style:family="graphic">
      <style:graphic-properties draw:stroke="solid" svg:stroke-width="0.0102in" svg:stroke-color="#000000" draw:marker-start="msArrowEnd_20_5" draw:marker-start-width="0.0835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style:run-through="foreground"/>
    </style:style>
    <style:style style:name="gr17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as-char" svg:y="-0.178in" draw:z-index="0" draw:name="Canvas 13" draw:style-name="gr1"><draw:rect draw:style-name="gr2" draw:text-style-name="P2" svg:width="6.2795in" svg:height="5.7795in" svg:x="0in" svg:y="0in"><text:p/></draw:rect><draw:custom-shape draw:style-name="gr3" draw:text-style-name="P3" svg:width="0.6724in" svg:height="1.4421in" svg:x="2.5717in" svg:y="1.589in"><text:p/><draw:enhanced-geometry svg:viewBox="0 0 21600 21600" draw:type="rectangle" draw:enhanced-path="M 0 0 L 21600 0 21600 21600 0 21600 0 0 Z N"/></draw:custom-shape><draw:frame draw:style-name="gr4" draw:text-style-name="P5" svg:width="0.4862in" svg:height="1.4661in" svg:x="2.6953in" svg:y="1.6508in"><draw:text-box><text:p text:style-name="P4"><text:span text:style-name="T1">P0 [15]</text:span></text:p><text:p text:style-name="P4"><text:span text:style-name="T1"/></text:p><text:p text:style-name="P4"><text:span text:style-name="T1">P0 [16]</text:span></text:p><text:p text:style-name="P4"><text:span text:style-name="T1"/></text:p><text:p text:style-name="P4"><text:span text:style-name="T1">P0 [17]</text:span></text:p><text:p text:style-name="P4"><text:span text:style-name="T1"/></text:p><text:p text:style-name="P4"><text:span text:style-name="T1">P0 [23]</text:span></text:p><text:p text:style-name="P4"><text:span text:style-name="T1"/></text:p><text:p text:style-name="P4"><text:span text:style-name="T1">P0 [24]</text:span></text:p><text:p text:style-name="P4"><text:span text:style-name="T1">…</text:span><text:span text:style-name="T1">..</text:span></text:p><text:p text:style-name="P4"><text:span text:style-name="T1"/></text:p><text:p text:style-name="P4"><text:span text:style-name="T1"/></text:p></draw:text-box></draw:frame><draw:frame draw:style-name="gr4" draw:text-style-name="P7" svg:width="0.4862in" svg:height="0.2031in" svg:x="2.6937in" svg:y="3.05in"><draw:text-box><text:p text:style-name="P6"><text:span text:style-name="T1">GPIO 0</text:span></text:p><text:p text:style-name="P4"><text:span text:style-name="T1"/></text:p></draw:text-box></draw:frame><draw:custom-shape draw:style-name="gr3" draw:text-style-name="P3" svg:width="0.6724in" svg:height="1.4421in" svg:x="2.5717in" svg:y="3.3134in"><text:p/><draw:enhanced-geometry svg:viewBox="0 0 21600 21600" draw:type="rectangle" draw:enhanced-path="M 0 0 L 21600 0 21600 21600 0 21600 0 0 Z N"/></draw:custom-shape><draw:frame draw:style-name="gr4" draw:text-style-name="P7" svg:width="0.7677in" svg:height="0.2886in" svg:x="2.5646in" svg:y="4.7929in"><draw:text-box><text:p text:style-name="P6"><text:span text:style-name="T1">GPIO interrupt controller </text:span></text:p><text:p text:style-name="P4"><text:span text:style-name="T1"/></text:p></draw:text-box></draw:frame><draw:custom-shape draw:style-name="gr5" draw:text-style-name="P3" svg:width="3.4197in" svg:height="4.376in" svg:x="0.6736in" svg:y="0.7063in"><text:p/><draw:enhanced-geometry svg:viewBox="0 0 21600 21600" draw:type="rectangle" draw:enhanced-path="M 0 0 L 21600 0 21600 21600 0 21600 0 0 Z N"/></draw:custom-shape><draw:custom-shape draw:style-name="gr6" draw:text-style-name="P8" svg:width="0.3394in" svg:height="3.9213in" svg:x="1.9445in" svg:y="0.8728in"><text:p/><draw:enhanced-geometry svg:viewBox="0 0 21600 21600" draw:text-areas="?f0 ?f8 ?f2 ?f9" draw:type="up-down-arrow" draw:modifiers="4825 784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9" svg:width="0.3217in" svg:height="0.2524in" svg:x="2.2228in" svg:y="2.12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9" svg:width="0.3217in" svg:height="0.2524in" svg:x="2.2228in" svg:y="3.774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9" svg:width="0.3217in" svg:height="0.2524in" svg:x="1.6665in" svg:y="1.539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3" svg:width="0.7843in" svg:height="1.4421in" svg:x="0.8634in" svg:y="1.0063in"><text:p/><draw:enhanced-geometry svg:viewBox="0 0 21600 21600" draw:type="rectangle" draw:enhanced-path="M 0 0 L 21600 0 21600 21600 0 21600 0 0 Z N"/></draw:custom-shape><draw:frame draw:style-name="gr4" draw:text-style-name="P7" svg:width="0.6835in" svg:height="0.5425in" svg:x="0.9118in" svg:y="1.539in"><draw:text-box><text:p text:style-name="P6"><text:span text:style-name="T1">ARM</text:span></text:p><text:p text:style-name="P6"><text:span text:style-name="T1">Cortex-M3</text:span></text:p><text:p text:style-name="P6"><text:span text:style-name="T1">Processor</text:span></text:p><text:p text:style-name="P4"><text:span text:style-name="T1"/></text:p></draw:text-box></draw:frame><draw:custom-shape draw:style-name="gr9" draw:text-style-name="P3" svg:width="4.2606in" svg:height="4.8614in" svg:x="0.4283in" svg:y="0.4272in"><text:p/><draw:enhanced-geometry svg:viewBox="0 0 21600 21600" draw:type="rectangle" draw:enhanced-path="M 0 0 L 21600 0 21600 21600 0 21600 0 0 Z N"/></draw:custom-shape><draw:frame draw:style-name="gr4" draw:text-style-name="P7" svg:width="0.9098in" svg:height="0.2031in" svg:x="0.7472in" svg:y="0.7591in"><draw:text-box><text:p text:style-name="P6"><text:span text:style-name="T1">LPC1768 MCU </text:span></text:p><text:p text:style-name="P4"><text:span text:style-name="T1"/></text:p></draw:text-box></draw:frame><draw:frame draw:style-name="gr4" draw:text-style-name="P7" svg:width="1.3134in" svg:height="0.2031in" svg:x="0.4917in" svg:y="0.4764in"><draw:text-box><text:p text:style-name="P6"><text:span text:style-name="T1">mbed LPC1768 board </text:span></text:p><text:p text:style-name="P4"><text:span text:style-name="T1"/></text:p></draw:text-box></draw:frame><draw:g draw:style-name="gr10"><draw:connector draw:style-name="gr11" draw:text-style-name="P2" draw:type="line" svg:x1="3.2437in" svg:y1="1.7043in" svg:x2="4.8681in" svg:y2="1.7059in" svg:d="M8239 3877l4126 4" svg:viewBox="0 0 4128 5"><text:p/></draw:connector><draw:connector draw:style-name="gr11" draw:text-style-name="P2" draw:type="line" svg:x1="3.2437in" svg:y1="1.9563in" svg:x2="4.8681in" svg:y2="1.9579in" svg:d="M8239 4517l4126 4" svg:viewBox="0 0 4128 5"><text:p/></draw:connector><draw:connector draw:style-name="gr11" draw:text-style-name="P2" draw:type="line" svg:x1="3.2437in" svg:y1="2.2339in" svg:x2="4.8681in" svg:y2="2.235in" svg:d="M8239 5222l4126 3" svg:viewBox="0 0 4128 5"><text:p/></draw:connector><draw:connector draw:style-name="gr11" draw:text-style-name="P2" draw:type="line" svg:x1="3.2437in" svg:y1="2.5028in" svg:x2="4.8681in" svg:y2="2.5039in" svg:d="M8239 5905l4126 3" svg:viewBox="0 0 4128 5"><text:p/></draw:connector><draw:connector draw:style-name="gr11" draw:text-style-name="P2" draw:type="line" svg:x1="3.2437in" svg:y1="2.7807in" svg:x2="4.8681in" svg:y2="2.7823in" svg:d="M8239 6611l4126 4" svg:viewBox="0 0 4128 5"><text:p/></draw:connector></draw:g><draw:frame draw:style-name="gr4" draw:text-style-name="P7" svg:width="0.5894in" svg:height="0.2031in" svg:x="4.9661in" svg:y="1.6098in"><draw:text-box><text:p text:style-name="P6"><text:span text:style-name="T1">Joystick left</text:span></text:p><text:p text:style-name="P4"><text:span text:style-name="T1"/></text:p></draw:text-box></draw:frame><draw:frame draw:style-name="gr4" draw:text-style-name="P7" svg:width="0.7724in" svg:height="0.2031in" svg:x="4.9327in" svg:y="1.8835in"><draw:text-box><text:p text:style-name="P6"><text:span text:style-name="T1">Joystick centre</text:span></text:p><text:p text:style-name="P4"><text:span text:style-name="T1"/></text:p></draw:text-box></draw:frame><draw:frame draw:style-name="gr4" draw:text-style-name="P7" svg:width="0.7142in" svg:height="0.2031in" svg:x="4.9661in" svg:y="2.1717in"><draw:text-box><text:p text:style-name="P6"><text:span text:style-name="T1">Joystick down</text:span></text:p><text:p text:style-name="P4"><text:span text:style-name="T2"/></text:p></draw:text-box></draw:frame><draw:frame draw:style-name="gr4" draw:text-style-name="P7" svg:width="0.7307in" svg:height="0.2031in" svg:x="4.9102in" svg:y="2.4618in"><draw:text-box><text:p text:style-name="P6"><text:span text:style-name="T1">Joystick up</text:span></text:p><text:p text:style-name="P4"><text:span text:style-name="T1"/></text:p></draw:text-box></draw:frame><draw:frame draw:style-name="gr4" draw:text-style-name="P7" svg:width="0.7894in" svg:height="0.2031in" svg:x="4.9228in" svg:y="2.75in"><draw:text-box><text:p text:style-name="P6"><text:span text:style-name="T1">Joystick </text:span><text:span text:style-name="T3">right</text:span></text:p><text:p text:style-name="P4"><text:span text:style-name="T1"/></text:p></draw:text-box></draw:frame><draw:custom-shape draw:style-name="gr12" draw:text-style-name="P3" svg:width="5.6476in" svg:height="5.448in" svg:x="0.1827in" svg:y="0.1138in"><text:p/><draw:enhanced-geometry svg:viewBox="0 0 21600 21600" draw:type="rectangle" draw:enhanced-path="M 0 0 L 21600 0 21600 21600 0 21600 0 0 Z N"/></draw:custom-shape><draw:frame draw:style-name="gr4" draw:text-style-name="P7" svg:width="1.163in" svg:height="0.2031in" svg:x="0.1634in" svg:y="0.178in"><draw:text-box><text:p text:style-name="P6"><text:span text:style-name="T1">Application board</text:span></text:p><text:p text:style-name="P4"><text:span text:style-name="T1"/></text:p></draw:text-box></draw:frame><draw:frame draw:style-name="gr4" draw:text-style-name="P7" svg:width="0.7161in" svg:height="0.1961in" draw:transform="rotate (1.5707963267949) translate (2.04305555555556in 2.87686461067367in)"><draw:text-box><text:p text:style-name="P6"><text:span text:style-name="T1">AHB Bus</text:span></text:p><text:p text:style-name="P4"><text:span text:style-name="T1"/></text:p></draw:text-box></draw:frame><draw:custom-shape draw:style-name="gr13" draw:text-style-name="P3" svg:width="0.6724in" svg:height="0.3453in" svg:x="2.5717in" svg:y="1.0882in"><text:p/><draw:enhanced-geometry svg:viewBox="0 0 21600 21600" draw:type="rectangle" draw:enhanced-path="M 0 0 L 21600 0 21600 21600 0 21600 0 0 Z N"/></draw:custom-shape><draw:frame draw:style-name="gr4" draw:text-style-name="P7" svg:width="0.5894in" svg:height="0.348in" svg:x="2.6161in" svg:y="1.1319in"><draw:text-box><text:p text:style-name="P6"><text:span text:style-name="T1">Pin multiplexor</text:span></text:p><text:p text:style-name="P4"><text:span text:style-name="T1"/></text:p></draw:text-box></draw:frame><draw:custom-shape draw:style-name="gr7" draw:text-style-name="P9" svg:width="0.3217in" svg:height="0.2524in" svg:x="2.2228in" svg:y="1.142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4" draw:text-style-name="P9" svg:width="0.2358in" svg:height="1.4913in" svg:x="4.311in" svg:y="1.5398in"><text:p/><draw:enhanced-geometry svg:viewBox="0 0 21600 21600" draw:type="rectangle" draw:enhanced-path="M 0 0 L 21600 0 21600 21600 0 21600 0 0 Z N"/></draw:custom-shape><draw:frame draw:style-name="gr4" draw:text-style-name="P7" svg:width="0.8358in" svg:height="0.1567in" draw:transform="rotate (1.5707963267949) translate (4.36944444444444in 1.96892497812773in)"><draw:text-box><text:p text:style-name="P6"><text:span text:style-name="T1">Pin multiplexor</text:span></text:p><text:p text:style-name="P4"><text:span text:style-name="T1"/></text:p></draw:text-box></draw:frame><draw:connector draw:style-name="gr15" draw:text-style-name="P2" svg:x1="3.2528in" svg:y1="1.2772in" svg:x2="4.4291in" svg:y2="1.5398in" svg:d="M8262 2792h1494v667h1494" svg:viewBox="0 0 2990 669"><text:p/></draw:connector><draw:frame draw:style-name="gr4" draw:text-style-name="P5" svg:width="0.4862in" svg:height="1.3071in" svg:x="2.6953in" svg:y="3.3957in"><draw:text-box><text:p text:style-name="P4"><text:span text:style-name="T1">P0 [15]</text:span></text:p><text:p text:style-name="P4"><text:span text:style-name="T1"/></text:p><text:p text:style-name="P4"><text:span text:style-name="T1">P0 [16]</text:span></text:p><text:p text:style-name="P4"><text:span text:style-name="T1"/></text:p><text:p text:style-name="P4"><text:span text:style-name="T1">P0 [17]</text:span></text:p><text:p text:style-name="P4"><text:span text:style-name="T1"/></text:p><text:p text:style-name="P4"><text:span text:style-name="T1">P0 [23]</text:span></text:p><text:p text:style-name="P4"><text:span text:style-name="T1"/></text:p><text:p text:style-name="P4"><text:span text:style-name="T1">P0 [24]</text:span></text:p><text:p text:style-name="P4"><text:span text:style-name="T1">…</text:span><text:span text:style-name="T1">..</text:span></text:p><text:p text:style-name="P4"><text:span text:style-name="T1"/></text:p><text:p text:style-name="P4"><text:span text:style-name="T1"/></text:p></draw:text-box></draw:frame><draw:g draw:style-name="gr10"><draw:connector draw:style-name="gr16" draw:text-style-name="P2" draw:type="line" svg:x1="3.2437in" svg:y1="3.4193in" svg:x2="3.7917in" svg:y2="3.4205in" svg:d="M8239 8233l1392 3" svg:viewBox="0 0 1393 5"><text:p/></draw:connector><draw:connector draw:style-name="gr16" draw:text-style-name="P2" draw:type="line" svg:x1="3.2437in" svg:y1="3.6717in" svg:x2="3.7917in" svg:y2="3.6732in" svg:d="M8239 8874l1392 4" svg:viewBox="0 0 1393 5"><text:p/></draw:connector><draw:connector draw:style-name="gr16" draw:text-style-name="P2" draw:type="line" svg:x1="3.2437in" svg:y1="3.9492in" svg:x2="3.7917in" svg:y2="3.9504in" svg:d="M8239 9579l1392 3" svg:viewBox="0 0 1393 5"><text:p/></draw:connector><draw:connector draw:style-name="gr16" draw:text-style-name="P2" draw:type="line" svg:x1="3.2437in" svg:y1="4.2181in" svg:x2="3.7917in" svg:y2="4.2197in" svg:d="M8239 10262l1392 4" svg:viewBox="0 0 1393 5"><text:p/></draw:connector><draw:connector draw:style-name="gr16" draw:text-style-name="P2" draw:type="line" svg:x1="3.2437in" svg:y1="4.4957in" svg:x2="3.7917in" svg:y2="4.4969in" svg:d="M8239 10967l1392 3" svg:viewBox="0 0 1393 5"><text:p/></draw:connector></draw:g><draw:connector draw:style-name="gr17" draw:text-style-name="P2" draw:type="line" svg:x1="3.7898in" svg:y1="1.7047in" svg:x2="3.7909in" svg:y2="4.4969in" svg:d="M9626 3878l3 7092" svg:viewBox="0 0 5 7094"><text:p/></draw:connector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1:30:47.022633461</meta:creation-date>
    <dc:date>2025-05-28T11:31:31.704307565</dc:date>
    <meta:editing-duration>PT4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